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8-11" calcext:value-type="date">
            <text:p>11/08/2025</text:p>
          </table:table-cell>
          <table:table-cell table:style-name="ce8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9-16" calcext:value-type="date">
            <text:p>16/09/2025</text:p>
          </table:table-cell>
          <table:table-cell table:style-name="ce8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0-08" calcext:value-type="date">
            <text:p>08/10/2025</text:p>
          </table:table-cell>
          <table:table-cell table:style-name="ce8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1-12" calcext:value-type="date">
            <text:p>12/11/2025</text:p>
          </table:table-cell>
          <table:table-cell table:style-name="ce8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2-16" calcext:value-type="date">
            <text:p>16/12/2025</text:p>
          </table:table-cell>
          <table:table-cell table:style-name="ce8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6-01-13" calcext:value-type="date">
            <text:p>13/01/2026</text:p>
          </table:table-cell>
          <table:table-cell table:style-name="ce8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4" table:number-columns-repeated="6"/>
          <table:table-cell table:style-name="ce13" office:value-type="string" calcext:value-type="string">
            <text:p>TOTAL</text:p>
          </table:table-cell>
          <table:table-cell table:style-name="ce21" table:formula="of:=SUM([.H2:.H7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37:49.71545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37:49.717604700">00:00:00</text:time></text:span><text:span text:style-name="MT2"><text:time style:data-style-name="N2" text:time-value="16:37:49.7176457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Z</meta:creation-date>
    <dc:date>2026-01-20T16:38:12.042470600</dc:date>
    <meta:editing-cycles>702</meta:editing-cycles>
    <meta:editing-duration>PT1H54M34S</meta:editing-duration>
    <meta:print-date>2022-07-04T10:09:13.162219555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